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-0.635cm" style:auto-text-indent="false"/>
      <style:text-properties fo:font-weight="normal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 style:list-style-name="L4"/>
    <style:style style:name="P12" style:family="paragraph" style:parent-style-name="Standard" style:list-style-name="L3">
      <style:paragraph-properties fo:margin-left="0cm" fo:margin-right="0cm" fo:text-indent="-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Contexte, application :</text:span> Adaptation contenu d'une page web en fonction du profil d'un utilisateur afin d'<text:span text:style-name="T1">augmenter l'utilisabilité </text:span>suivant un profil. </text:p>
      <text:p text:style-name="Standard"/>
      <text:p text:style-name="P1">Démarche :<text:span text:style-name="T4"> </text:span></text:p>
      <text:list xml:id="list7481916661" text:style-name="L1">
        <text:list-item>
          <text:p text:style-name="P7">Récupérer, repérer des éléments d'une page web afin de <text:span text:style-name="T1">requalifier des nœuds de l'arbre</text:span> en leur associant des types définit à priori qui nous intéressent.</text:p>
        </text:list-item>
        <text:list-item>
          <text:p text:style-name="P7"><text:span text:style-name="T1">Acquisition</text:span>, <text:span text:style-name="T1">représentation</text:span> et<text:span text:style-name="T1"> stockage</text:span> des souhaits de personnalisation de l'utilisateur. On souhaite notamment étudier diverses approches dont une approche <text:span text:style-name="T1">d'acquisition et d'apprentissage à partir d'exemples</text:span> </text:p>
        </text:list-item>
      </text:list>
      <text:p text:style-name="Standard"/>
      <text:p text:style-name="Standard"><text:span text:style-name="T3">Problématiques :</text:span> </text:p>
      <text:p text:style-name="Standard"/>
      <text:list xml:id="list2035136900" text:style-name="L2">
        <text:list-item>
          <text:p text:style-name="P8">Difficultés d'une analyse syntaxique d'une page écrite en html, c'est une format de <text:span text:style-name="T1">données semi-structurées</text:span>. Les documents ne possède pas de structure formelle. </text:p>
        </text:list-item>
      </text:list>
      <text:p text:style-name="Standard">Piste : Algorithme dans le domaine de la RI (qlq article lu mais inconvénients extraction de la structure pour qu'elle soit comprise par<text:span text:style-name="T4"> </text:span><text:span text:style-name="T3">un agent</text:span> et non un humain), <text:s/>Algorithme d'extraction de contenu basé sur des indicateurs visuels (ce qui est compris par <text:span text:style-name="T3">un humain</text:span>).</text:p>
      <text:p text:style-name="Standard"/>
      <text:list xml:id="list613769606" text:continue-numbering="true" text:style-name="L2">
        <text:list-item>
          <text:p text:style-name="P8"><text:span text:style-name="T1">Chaque page web définit son modèle</text:span> (charte graphique différentes pour chaque site).</text:p>
        </text:list-item>
      </text:list>
      <text:p text:style-name="Standard">Piste : Transformation des modèles sources vers un modèle intermédiaire définissant une page web comme la norme HTML5, c'est à dire avec des <text:span text:style-name="T1">éléments de navigation</text:span>, <text:span text:style-name="T1">des articles</text:span><text:span text:style-name="T7"> ect...</text:span></text:p>
      <text:p text:style-name="P3"/>
      <text:list xml:id="list602822396" text:style-name="L3">
        <text:list-item>
          <text:p text:style-name="P10">Associer des types définit à priori aux structures extraites </text:p>
          <text:p text:style-name="P12"><text:span text:style-name="T7">Piste : </text:span><text:span text:style-name="T1">appariement de graphe</text:span><text:span text:style-name="T7"> </text:span></text:p>
        </text:list-item>
      </text:list>
      <text:p text:style-name="P6"/>
      <text:list xml:id="list1488726975" text:continue-numbering="true" text:style-name="L3">
        <text:list-item>
          <text:p text:style-name="P9"><text:span text:style-name="T1">Transformation de modèle</text:span><text:span text:style-name="T7"> : </text:span></text:p>
          <text:p text:style-name="P9"><text:span text:style-name="T7">Qu'elle données sont manipulés entrée ?</text:span></text:p>
        </text:list-item>
      </text:list>
      <text:p text:style-name="P5"><text:span text:style-name="T7">Spécifier, exprimer des </text:span><text:span text:style-name="T1">contraintes</text:span><text:span text:style-name="T7">. </text:span><text:span text:style-name="T6">Comment respecter </text:span><text:span text:style-name="T5">la structure logique</text:span><text:span text:style-name="T6"> d'une page web pour ne pas </text:span><text:span text:style-name="T7">générer de conflit après des transformations. Préservation d'aspect. Comment prendre en compte le caractère interactive d'une page internet ???</text:span></text:p>
      <text:p text:style-name="P3">Piste : en réification des structures sémantiques de haut niveau pour exprimer des contraintes ?.</text:p>
      <text:p text:style-name="P3"/>
      <text:p text:style-name="P3"/>
      <text:p text:style-name="P3"/>
      <text:p text:style-name="P3"/>
      <text:p text:style-name="P3"/>
      <text:p text:style-name="Standard"><text:s/></text:p>
      <text:p text:style-name="P2">Document web représente des données hétérogènes (finalement plutôt problème lié à la recherche d'information ??? on s’intéresse seulement à la structure !!??)</text:p>
      <text:p text:style-name="Standard">Comment analyser la structure d'une page web de manière la plus automatique et générique possible. On veut récupérer <text:span text:style-name="T1">des structures de haut niveau</text:span> qui nous intéresse et lui associé des <text:span text:style-name="T1">types définit à priori</text:span>.</text:p>
      <text:p text:style-name="Standard">Piste : comment analyse la norme HTML 5 la structure d'une page web ? 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><text:soft-page-break/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1-24T15:21:24</meta:creation-date>
    <dc:date>2014-02-04T11:45:29</dc:date>
    <dc:creator>Asus </dc:creator>
    <meta:editing-duration>PT16H34M21S</meta:editing-duration>
    <meta:editing-cycles>65</meta:editing-cycles>
    <meta:generator>LibreOffice/3.5$Linux_x86 LibreOffice_project/350m1$Build-2</meta:generator>
    <meta:document-statistic meta:table-count="0" meta:image-count="0" meta:object-count="0" meta:page-count="2" meta:paragraph-count="20" meta:word-count="334" meta:character-count="2188" meta:non-whitespace-character-count="1868"/>
  </office:meta>
</office:document-meta>
</file>